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StarSymbol" style:font-charset="x-symbol" svg:font-family="StarSymbol" style:font-family-generic="system"/>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center" fo:margin-top="0.1666in"/>
      <style:text-properties style:font-name="Cambria" style:font-name-asian="Cambria" style:font-name-complex="Cambria" fo:font-weight="bold" style:font-weight-asian="bold" fo:font-size="18pt" style:font-size-asian="18pt" style:font-size-complex="18pt"/>
    </style:style>
    <style:style style:name="P2" style:parent-style-name="Standard" style:family="paragraph">
      <style:paragraph-properties fo:text-align="center" fo:margin-top="0.1666in"/>
      <style:text-properties style:font-name="Cambria" style:font-name-asian="Cambria" style:font-name-complex="Cambria" fo:font-weight="bold" style:font-weight-asian="bold" fo:font-size="18pt" style:font-size-asian="18pt" style:font-size-complex="18pt"/>
    </style:style>
    <style:style style:name="P3" style:parent-style-name="Standard" style:family="paragraph">
      <style:paragraph-properties fo:text-align="center" fo:margin-top="0.1666in" fo:margin-bottom="0.0833in"/>
      <style:text-properties style:font-name="Cambria" style:font-name-asian="Cambria" style:font-name-complex="Cambria" fo:font-style="italic" style:font-style-asian="italic" fo:font-size="14pt" style:font-size-asian="14pt" style:font-size-complex="14pt"/>
    </style:style>
    <style:style style:name="P4" style:parent-style-name="Standard" style:family="paragraph">
      <style:paragraph-properties fo:text-align="center" fo:margin-bottom="0.0833in"/>
      <style:text-properties style:font-name="Verdana" style:font-name-asian="Verdana" style:font-name-complex="Verdana"/>
    </style:style>
    <style:style style:name="P5" style:parent-style-name="Standard" style:family="paragraph">
      <style:paragraph-properties fo:text-align="center" fo:margin-bottom="0.0833in"/>
      <style:text-properties style:font-name="Verdana" style:font-name-asian="Verdana" style:font-name-complex="Verdana"/>
    </style:style>
    <style:style style:name="P6" style:parent-style-name="Standard" style:family="paragraph">
      <style:paragraph-properties fo:margin-bottom="0.0833in"/>
      <style:text-properties style:font-name="Verdana" style:font-name-asian="Verdana" style:font-name-complex="Verdana"/>
    </style:style>
    <style:style style:name="P7" style:parent-style-name="Standard" style:family="paragraph">
      <style:paragraph-properties fo:margin-bottom="0.0833in"/>
    </style:style>
    <style:style style:name="TableColumn9" style:family="table-column">
      <style:table-column-properties style:column-width="2.8333in" style:use-optimal-column-width="false"/>
    </style:style>
    <style:style style:name="TableColumn10" style:family="table-column">
      <style:table-column-properties style:column-width="0.7812in" style:use-optimal-column-width="false"/>
    </style:style>
    <style:style style:name="TableColumn11" style:family="table-column">
      <style:table-column-properties style:column-width="2.8854in" style:use-optimal-column-width="false"/>
    </style:style>
    <style:style style:name="Table8" style:family="table">
      <style:table-properties style:width="6.5in" fo:margin-left="-0.0812in" table:align="left"/>
    </style:style>
    <style:style style:name="TableRow12" style:family="table-row">
      <style:table-row-properties style:use-optimal-row-height="false"/>
    </style:style>
    <style:style style:name="TableCell13" style:family="table-cell">
      <style:table-cell-properties fo:border="0.0138in solid #000001" style:writing-mode="lr-tb" fo:padding-top="0.0381in" fo:padding-left="0.0381in" fo:padding-bottom="0.0381in" fo:padding-right="0.0381in"/>
    </style:style>
    <style:style style:name="P14" style:parent-style-name="Standard" style:family="paragraph">
      <style:paragraph-properties fo:text-align="center"/>
      <style:text-properties style:font-name="Verdana" style:font-name-asian="Verdana" style:font-name-complex="Verdana" fo:font-weight="bold" style:font-weight-asian="bold"/>
    </style:style>
    <style:style style:name="TableCell15" style:family="table-cell">
      <style:table-cell-properties fo:border="0.0138in solid #000001" style:writing-mode="lr-tb" fo:padding-top="0.0381in" fo:padding-left="0.0381in" fo:padding-bottom="0.0381in" fo:padding-right="0.0381in"/>
    </style:style>
    <style:style style:name="P16" style:parent-style-name="Standard" style:family="paragraph">
      <style:paragraph-properties fo:text-align="center"/>
      <style:text-properties style:font-name="Verdana" style:font-name-asian="Verdana" style:font-name-complex="Verdana" fo:font-weight="bold" style:font-weight-asian="bold"/>
    </style:style>
    <style:style style:name="TableCell17" style:family="table-cell">
      <style:table-cell-properties fo:border="0.0138in solid #000001" style:writing-mode="lr-tb" fo:padding-top="0.0381in" fo:padding-left="0.0381in" fo:padding-bottom="0.0381in" fo:padding-right="0.0381in"/>
    </style:style>
    <style:style style:name="P18" style:parent-style-name="Standard" style:family="paragraph">
      <style:paragraph-properties fo:text-align="center"/>
      <style:text-properties style:font-name="Verdana" style:font-name-asian="Verdana" style:font-name-complex="Verdana" fo:font-weight="bold" style:font-weight-asian="bold"/>
    </style:style>
    <style:style style:name="TableRow19" style:family="table-row">
      <style:table-row-properties style:use-optimal-row-height="false"/>
    </style:style>
    <style:style style:name="TableCell20" style:family="table-cell">
      <style:table-cell-properties fo:border="0.0138in solid #000001" style:writing-mode="lr-tb" fo:padding-top="0.0381in" fo:padding-left="0.0381in" fo:padding-bottom="0.0381in" fo:padding-right="0.0381in"/>
    </style:style>
    <style:style style:name="TableCell21" style:family="table-cell">
      <style:table-cell-properties fo:border="0.0138in solid #000001" style:writing-mode="lr-tb" fo:padding-top="0.0381in" fo:padding-left="0.0381in" fo:padding-bottom="0.0381in" fo:padding-right="0.0381in"/>
    </style:style>
    <style:style style:name="TableCell22" style:family="table-cell">
      <style:table-cell-properties fo:border="0.0138in solid #000001"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0.0138in solid #000001" style:writing-mode="lr-tb" fo:padding-top="0.0381in" fo:padding-left="0.0381in" fo:padding-bottom="0.0381in" fo:padding-right="0.0381in"/>
    </style:style>
    <style:style style:name="TableCell25" style:family="table-cell">
      <style:table-cell-properties fo:border="0.0138in solid #000001" style:writing-mode="lr-tb" fo:padding-top="0.0381in" fo:padding-left="0.0381in" fo:padding-bottom="0.0381in" fo:padding-right="0.0381in"/>
    </style:style>
    <style:style style:name="TableCell26" style:family="table-cell">
      <style:table-cell-properties fo:border="0.0138in solid #000001" style:writing-mode="lr-tb" fo:padding-top="0.0381in" fo:padding-left="0.0381in" fo:padding-bottom="0.0381in" fo:padding-right="0.0381in"/>
    </style:style>
    <style:style style:name="TableRow27" style:family="table-row">
      <style:table-row-properties style:min-row-height="0.2638in" style:use-optimal-row-height="false"/>
    </style:style>
    <style:style style:name="TableCell28" style:family="table-cell">
      <style:table-cell-properties fo:border="0.0138in solid #000001" style:writing-mode="lr-tb" fo:padding-top="0.0381in" fo:padding-left="0.0381in" fo:padding-bottom="0.0381in" fo:padding-right="0.0381in"/>
    </style:style>
    <style:style style:name="TableCell29" style:family="table-cell">
      <style:table-cell-properties fo:border="0.0138in solid #000001" style:writing-mode="lr-tb" fo:padding-top="0.0381in" fo:padding-left="0.0381in" fo:padding-bottom="0.0381in" fo:padding-right="0.0381in"/>
    </style:style>
    <style:style style:name="TableCell30" style:family="table-cell">
      <style:table-cell-properties fo:border="0.0138in solid #000001" style:writing-mode="lr-tb" fo:padding-top="0.0381in" fo:padding-left="0.0381in" fo:padding-bottom="0.0381in" fo:padding-right="0.0381in"/>
    </style:style>
    <style:style style:name="P31" style:parent-style-name="Standard" style:family="paragraph">
      <style:paragraph-properties fo:margin-bottom="0.0833in"/>
    </style:style>
    <style:style style:name="P32" style:parent-style-name="Standard" style:family="paragraph">
      <style:paragraph-properties fo:margin-bottom="0.0833in"/>
    </style:style>
    <style:style style:name="P33" style:parent-style-name="Standard" style:family="paragraph">
      <style:paragraph-properties fo:margin-bottom="0.0833in"/>
    </style:style>
    <style:style style:name="T34" style:parent-style-name="Fuentedepárrafopredeter." style:family="text">
      <style:text-properties style:font-name="Verdana" style:font-name-asian="Verdana" style:font-name-complex="Verdana" fo:font-weight="bold" style:font-weight-asian="bold" fo:font-style="italic" style:font-style-asian="italic"/>
    </style:style>
    <style:style style:name="T35" style:parent-style-name="Fuentedepárrafopredeter." style:family="text">
      <style:text-properties style:font-name="Verdana" style:font-name-asian="Verdana" style:font-name-complex="Verdana"/>
    </style:style>
    <style:style style:name="P36" style:parent-style-name="Standard" style:family="paragraph">
      <style:paragraph-properties fo:margin-bottom="0.0833in"/>
    </style:style>
    <style:style style:name="P37" style:parent-style-name="Standard" style:family="paragraph">
      <style:paragraph-properties fo:margin-bottom="0.0833in"/>
    </style:style>
    <style:style style:name="T38" style:parent-style-name="Fuentedepárrafopredeter." style:family="text">
      <style:text-properties style:font-name="Verdana" style:font-name-asian="Verdana" style:font-name-complex="Verdana" fo:font-weight="bold" style:font-weight-asian="bold" fo:font-style="italic" style:font-style-asian="italic"/>
    </style:style>
    <style:style style:name="T39" style:parent-style-name="Fuentedepárrafopredeter." style:family="text">
      <style:text-properties style:font-name="Verdana" style:font-name-asian="Verdana" style:font-name-complex="Verdana"/>
    </style:style>
    <style:style style:name="P40" style:parent-style-name="Standard" style:family="paragraph">
      <style:paragraph-properties fo:margin-bottom="0.0833in"/>
    </style:style>
    <style:style style:name="P41" style:parent-style-name="Standard" style:family="paragraph">
      <style:paragraph-properties fo:margin-bottom="0.0833in"/>
    </style:style>
    <style:style style:name="T42" style:parent-style-name="Fuentedepárrafopredeter." style:family="text">
      <style:text-properties style:font-name="Verdana" style:font-name-asian="Verdana" style:font-name-complex="Verdana" fo:font-weight="bold" style:font-weight-asian="bold" fo:font-style="italic" style:font-style-asian="italic"/>
    </style:style>
    <style:style style:name="T43" style:parent-style-name="Fuentedepárrafopredeter." style:family="text">
      <style:text-properties style:font-name="Verdana" style:font-name-asian="Verdana" style:font-name-complex="Verdana"/>
    </style:style>
    <style:style style:name="P44" style:parent-style-name="Standard" style:family="paragraph">
      <style:paragraph-properties fo:margin-bottom="0.0833in"/>
    </style:style>
    <style:style style:name="P45" style:parent-style-name="Subtítulo" style:family="paragraph">
      <style:paragraph-properties fo:widows="0" fo:orphans="0" fo:break-before="page" fo:margin-bottom="0.0833in"/>
    </style:style>
    <style:style style:name="T46" style:parent-style-name="Fuentedepárrafopredeter." style:family="text">
      <style:text-properties style:text-underline-type="single" style:text-underline-style="solid" style:text-underline-width="auto" style:text-underline-mode="continuous"/>
    </style:style>
    <style:style style:name="T47" style:parent-style-name="Fuentedepárrafopredeter." style:family="text">
      <style:text-properties fo:font-weight="bold" style:font-weight-asian="bold"/>
    </style:style>
    <style:style style:name="T48"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style:style>
    <style:style style:name="P49" style:parent-style-name="Standard" style:list-style-name="WWNum3" style:family="paragraph">
      <style:paragraph-properties fo:text-indent="-0.25in"/>
    </style:style>
    <style:style style:name="P50" style:parent-style-name="Standard" style:list-style-name="WWNum3" style:family="paragraph">
      <style:paragraph-properties fo:text-indent="-0.25in"/>
    </style:style>
    <style:style style:name="P51" style:parent-style-name="Standard" style:list-style-name="WWNum3" style:family="paragraph">
      <style:paragraph-properties fo:text-indent="-0.25in"/>
    </style:style>
    <style:style style:name="P52" style:parent-style-name="Standard" style:list-style-name="WWNum3" style:family="paragraph">
      <style:paragraph-properties fo:text-indent="-0.25in"/>
    </style:style>
    <style:style style:name="P53" style:parent-style-name="Standard" style:list-style-name="WWNum3" style:family="paragraph">
      <style:paragraph-properties fo:text-indent="-0.25in"/>
    </style:style>
    <style:style style:name="P54" style:parent-style-name="Standard" style:list-style-name="WWNum3" style:family="paragraph">
      <style:paragraph-properties fo:text-indent="-0.25in"/>
    </style:style>
    <style:style style:name="P55" style:parent-style-name="Standard" style:list-style-name="WWNum3" style:family="paragraph">
      <style:paragraph-properties fo:text-indent="-0.25in"/>
    </style:style>
    <style:style style:name="P56" style:parent-style-name="Standard" style:list-style-name="WWNum3" style:family="paragraph">
      <style:paragraph-properties fo:text-indent="-0.25in"/>
    </style:style>
    <style:style style:name="P57" style:parent-style-name="Standard" style:list-style-name="WWNum3" style:family="paragraph">
      <style:paragraph-properties fo:text-indent="-0.25in"/>
    </style:style>
    <style:style style:name="P58" style:parent-style-name="Standard" style:list-style-name="WWNum3" style:family="paragraph">
      <style:paragraph-properties fo:text-indent="-0.25in"/>
    </style:style>
    <style:style style:name="P59" style:parent-style-name="Standard" style:family="paragraph">
      <style:text-properties fo:font-weight="bold" style:font-weight-asian="bold" fo:font-size="14pt" style:font-size-asian="14pt" style:font-size-complex="14pt"/>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list-style-name="LFO4" style:family="paragraph">
      <style:paragraph-properties fo:text-align="justify"/>
    </style:style>
    <style:style style:name="T66" style:parent-style-name="Fuentedepárrafopredeter." style:family="text">
      <style:text-properties fo:font-weight="bold" style:font-weight-asian="bold"/>
    </style:style>
    <style:style style:name="P67" style:parent-style-name="Standard" style:list-style-name="LFO4" style:family="paragraph">
      <style:paragraph-properties fo:text-align="justify"/>
    </style:style>
    <style:style style:name="T68" style:parent-style-name="Fuentedepárrafopredeter." style:family="text">
      <style:text-properties fo:font-weight="bold" style:font-weight-asian="bold"/>
    </style:style>
    <style:style style:name="P69" style:parent-style-name="Standard" style:list-style-name="LFO4" style:family="paragraph">
      <style:paragraph-properties fo:text-align="justify"/>
    </style:style>
    <style:style style:name="T70" style:parent-style-name="Fuentedepárrafopredeter." style:family="text">
      <style:text-properties fo:font-weight="bold" style:font-weight-asian="bold"/>
    </style:style>
    <style:style style:name="P71" style:parent-style-name="Standard" style:list-style-name="LFO4" style:family="paragraph">
      <style:paragraph-properties fo:text-align="justify"/>
    </style:style>
    <style:style style:name="T72" style:parent-style-name="Fuentedepárrafopredeter." style:family="text">
      <style:text-properties fo:font-weight="bold" style:font-weight-asian="bold"/>
    </style:style>
    <style:style style:name="T73" style:parent-style-name="Fuentedepárrafopredeter." style:family="text">
      <style:text-properties fo:font-weight="bold" style:font-weight-asian="bold"/>
    </style:style>
    <style:style style:name="P74" style:parent-style-name="Standard" style:list-style-name="LFO4" style:family="paragraph">
      <style:paragraph-properties fo:text-align="justify"/>
    </style:style>
    <style:style style:name="T75" style:parent-style-name="Fuentedepárrafopredeter." style:family="text">
      <style:text-properties fo:font-weight="bold" style:font-weight-asian="bold"/>
    </style:style>
    <style:style style:name="P76" style:parent-style-name="Standard" style:list-style-name="LFO4" style:family="paragraph">
      <style:paragraph-properties fo:text-align="justify"/>
    </style:style>
    <style:style style:name="T77" style:parent-style-name="Fuentedepárrafopredeter." style:family="text">
      <style:text-properties fo:font-weight="bold" style:font-weight-asian="bold"/>
    </style:style>
    <style:style style:name="P78" style:parent-style-name="Standard" style:list-style-name="LFO4" style:family="paragraph">
      <style:paragraph-properties fo:text-align="justify"/>
    </style:style>
    <style:style style:name="T79" style:parent-style-name="Fuentedepárrafopredeter." style:family="text">
      <style:text-properties fo:font-weight="bold" style:font-weight-asian="bold"/>
    </style:style>
    <style:style style:name="P80" style:parent-style-name="Standard" style:list-style-name="LFO4" style:family="paragraph">
      <style:paragraph-properties fo:text-align="justify"/>
    </style:style>
    <style:style style:name="T81" style:parent-style-name="Fuentedepárrafopredeter." style:family="text">
      <style:text-properties fo:font-weight="bold" style:font-weight-asian="bold"/>
    </style:style>
    <style:style style:name="T82" style:parent-style-name="Fuentedepárrafopredeter." style:family="text">
      <style:text-properties fo:font-weight="bold" style:font-weight-asian="bold"/>
    </style:style>
    <style:style style:name="P83" style:parent-style-name="Standard" style:list-style-name="LFO4" style:family="paragraph">
      <style:paragraph-properties fo:text-align="justify"/>
    </style:style>
    <style:style style:name="T84" style:parent-style-name="Fuentedepárrafopredeter." style:family="text">
      <style:text-properties fo:font-weight="bold" style:font-weight-asian="bold"/>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text-properties fo:font-weight="bold" style:font-weight-asian="bold" fo:font-size="14pt" style:font-size-asian="14pt" style:font-size-complex="14pt"/>
    </style:style>
    <style:style style:name="P89" style:parent-style-name="Standard" style:family="paragraph">
      <style:paragraph-properties fo:text-align="justify"/>
      <style:text-properties fo:font-weight="bold" style:font-weight-asian="bold" fo:font-size="14pt" style:font-size-asian="14pt" style:font-size-complex="14pt"/>
    </style:style>
    <style:style style:name="P90" style:parent-style-name="Standard" style:family="paragraph">
      <style:paragraph-properties fo:text-align="justify"/>
      <style:text-properties style:text-underline-type="single" style:text-underline-style="solid" style:text-underline-width="auto" style:text-underline-mode="continuous"/>
    </style:style>
    <style:style style:name="P91" style:parent-style-name="Standard" style:list-style-name="LFO5" style:family="paragraph">
      <style:paragraph-properties fo:text-align="justify" fo:margin-bottom="0.0833in"/>
    </style:style>
    <style:style style:name="P92" style:parent-style-name="Standard" style:list-style-name="LFO5" style:family="paragraph">
      <style:paragraph-properties fo:text-align="justify" fo:margin-bottom="0.0833in"/>
    </style:style>
    <style:style style:name="P93" style:parent-style-name="Standard" style:family="paragraph">
      <style:paragraph-properties fo:text-align="justify" fo:margin-bottom="0.0833in"/>
    </style:style>
    <style:style style:name="P94" style:parent-style-name="Standard" style:family="paragraph">
      <style:paragraph-properties fo:text-align="justify" fo:margin-bottom="0.0833in"/>
    </style:style>
    <style:style style:name="P95" style:parent-style-name="Standard" style:family="paragraph">
      <style:paragraph-properties fo:text-align="justify" fo:margin-bottom="0.0833in"/>
      <style:text-properties fo:font-weight="bold" style:font-weight-asian="bold" fo:font-size="14pt" style:font-size-asian="14pt" style:font-size-complex="14pt"/>
    </style:style>
    <style:style style:name="P96" style:parent-style-name="Standard" style:family="paragraph">
      <style:paragraph-properties fo:text-align="justify" fo:margin-bottom="0.0833in"/>
      <style:text-properties fo:font-weight="bold" style:font-weight-asian="bold" fo:font-size="14pt" style:font-size-asian="14pt" style:font-size-complex="14pt"/>
    </style:style>
    <style:style style:name="P97" style:parent-style-name="Standard" style:family="paragraph">
      <style:paragraph-properties fo:text-align="justify" fo:margin-bottom="0.0833in"/>
    </style:style>
    <style:style style:name="P98" style:parent-style-name="Standard" style:family="paragraph">
      <style:paragraph-properties fo:text-align="justify" fo:margin-bottom="0.0833in"/>
    </style:style>
    <style:style style:name="P99" style:parent-style-name="Standard" style:family="paragraph">
      <style:paragraph-properties fo:text-align="justify" fo:margin-bottom="0.0833in"/>
    </style:style>
    <style:style style:name="P100" style:parent-style-name="Standard" style:family="paragraph">
      <style:paragraph-properties fo:text-align="justify" fo:margin-bottom="0.0833in"/>
    </style:style>
    <style:style style:name="P101" style:parent-style-name="Standard" style:family="paragraph">
      <style:paragraph-properties fo:text-align="justify" fo:margin-bottom="0.0833in"/>
    </style:style>
    <style:style style:name="P102" style:parent-style-name="Standard" style:family="paragraph">
      <style:paragraph-properties fo:text-align="justify" fo:margin-bottom="0.0833in"/>
    </style:style>
    <style:style style:name="P103" style:parent-style-name="Standard" style:family="paragraph">
      <style:paragraph-properties fo:text-align="justify" fo:margin-bottom="0.0833in"/>
    </style:style>
    <style:style style:name="P104" style:parent-style-name="Standard" style:family="paragraph">
      <style:paragraph-properties fo:text-align="justify" fo:margin-bottom="0.0833in"/>
    </style:style>
    <style:style style:name="P105" style:parent-style-name="Standard" style:family="paragraph">
      <style:paragraph-properties fo:text-align="justify" fo:margin-bottom="0.0833in"/>
    </style:style>
    <style:style style:name="P106" style:parent-style-name="Standard" style:family="paragraph">
      <style:paragraph-properties fo:text-align="justify" fo:margin-bottom="0.0833in"/>
    </style:style>
    <style:style style:name="P107" style:parent-style-name="Standard" style:family="paragraph">
      <style:paragraph-properties fo:text-align="justify" fo:margin-bottom="0.0833in"/>
    </style:style>
    <style:style style:name="P108" style:parent-style-name="Standard" style:family="paragraph">
      <style:paragraph-properties fo:text-align="justify" fo:margin-bottom="0.0833in"/>
    </style:style>
    <style:style style:name="P109" style:parent-style-name="Standard" style:family="paragraph">
      <style:paragraph-properties fo:text-align="justify" fo:margin-bottom="0.0833in"/>
    </style:style>
    <style:style style:name="P110" style:parent-style-name="Standard" style:family="paragraph">
      <style:paragraph-properties fo:text-align="justify" fo:margin-bottom="0.0833in"/>
    </style:style>
    <style:style style:name="P111" style:parent-style-name="Standard" style:family="paragraph">
      <style:paragraph-properties fo:text-align="justify" fo:margin-bottom="0.0833in"/>
    </style:style>
    <style:style style:name="P112" style:parent-style-name="Standard" style:family="paragraph">
      <style:paragraph-properties fo:text-align="justify" fo:margin-bottom="0.0833in"/>
    </style:style>
    <style:style style:name="P113" style:parent-style-name="Standard" style:family="paragraph">
      <style:paragraph-properties fo:text-align="justify" fo:margin-bottom="0.0833in"/>
    </style:style>
    <style:style style:name="P114" style:parent-style-name="Standard" style:family="paragraph">
      <style:paragraph-properties fo:text-align="justify" fo:margin-bottom="0.0833in"/>
    </style:style>
    <style:style style:name="P115" style:parent-style-name="Standard" style:family="paragraph">
      <style:paragraph-properties fo:text-align="justify" fo:margin-bottom="0.0833in"/>
    </style:style>
    <style:style style:name="P116" style:parent-style-name="Standard" style:family="paragraph">
      <style:paragraph-properties fo:text-align="justify" fo:margin-bottom="0.0833in"/>
    </style:style>
    <style:style style:name="P117" style:parent-style-name="Standard" style:family="paragraph">
      <style:paragraph-properties fo:text-align="justify" fo:margin-bottom="0.0833in"/>
    </style:style>
    <style:style style:name="P118" style:parent-style-name="Standard" style:family="paragraph">
      <style:paragraph-properties fo:text-align="justify" fo:margin-bottom="0.0833in"/>
    </style:style>
    <style:style style:name="P119" style:parent-style-name="Standard" style:family="paragraph">
      <style:paragraph-properties fo:text-align="justify" fo:margin-bottom="0.0833in"/>
    </style:style>
    <style:style style:name="P120" style:parent-style-name="Standard" style:family="paragraph">
      <style:paragraph-properties fo:text-align="justify" fo:margin-bottom="0.0833in"/>
    </style:style>
    <style:style style:name="P121" style:parent-style-name="Standard" style:family="paragraph">
      <style:paragraph-properties fo:text-align="justify" fo:margin-bottom="0.0833in"/>
    </style:style>
    <style:style style:name="P122" style:parent-style-name="Standard" style:family="paragraph">
      <style:paragraph-properties fo:text-align="justify" fo:margin-bottom="0.0833in"/>
    </style:style>
    <style:style style:name="P123" style:parent-style-name="Standard" style:family="paragraph">
      <style:paragraph-properties fo:text-align="justify" fo:margin-bottom="0.0833in"/>
    </style:style>
    <style:style style:name="P124" style:parent-style-name="Standard" style:family="paragraph">
      <style:paragraph-properties fo:text-align="justify" fo:margin-bottom="0.0833in"/>
    </style:style>
    <style:style style:name="P125" style:parent-style-name="Standard" style:family="paragraph">
      <style:paragraph-properties fo:text-align="justify" fo:margin-bottom="0.0833in"/>
    </style:style>
    <style:style style:name="P126" style:parent-style-name="Standard" style:family="paragraph">
      <style:paragraph-properties fo:text-align="justify" fo:margin-bottom="0.0833in"/>
    </style:style>
    <style:style style:name="P127" style:parent-style-name="Standard" style:family="paragraph">
      <style:paragraph-properties fo:text-align="justify" fo:margin-bottom="0.0833in"/>
    </style:style>
    <style:style style:name="P128" style:parent-style-name="Standard" style:family="paragraph">
      <style:paragraph-properties fo:text-align="justify" fo:margin-bottom="0.0833in"/>
    </style:style>
    <style:style style:name="P129" style:parent-style-name="Standard" style:family="paragraph">
      <style:paragraph-properties fo:text-align="justify" fo:margin-bottom="0.0833in"/>
    </style:style>
    <style:style style:name="P130" style:parent-style-name="Standard" style:family="paragraph">
      <style:paragraph-properties fo:text-align="justify" fo:margin-bottom="0.0833in"/>
    </style:style>
    <style:style style:name="P131" style:parent-style-name="Standard" style:family="paragraph">
      <style:paragraph-properties fo:text-align="justify" fo:margin-bottom="0.0833in"/>
    </style:style>
    <style:style style:name="P132" style:parent-style-name="Standard" style:family="paragraph">
      <style:paragraph-properties fo:text-align="justify" fo:margin-bottom="0.0833in"/>
    </style:style>
    <style:style style:name="P133" style:parent-style-name="Standard" style:family="paragraph">
      <style:paragraph-properties fo:text-align="justify" fo:margin-bottom="0.0833in"/>
    </style:style>
    <style:style style:name="P134" style:parent-style-name="Standard" style:family="paragraph">
      <style:paragraph-properties fo:text-align="justify" fo:margin-bottom="0.0833in"/>
    </style:style>
    <style:style style:name="P135" style:parent-style-name="Standard" style:family="paragraph">
      <style:paragraph-properties fo:text-align="justify" fo:margin-bottom="0.0833in"/>
    </style:style>
    <style:style style:name="P136" style:parent-style-name="Standard" style:family="paragraph">
      <style:paragraph-properties fo:text-align="justify" fo:margin-bottom="0.0833in"/>
    </style:style>
    <style:style style:name="P137" style:parent-style-name="Standard" style:family="paragraph">
      <style:paragraph-properties fo:text-align="justify" fo:margin-bottom="0.0833in"/>
    </style:style>
    <style:style style:name="P138" style:parent-style-name="Standard" style:family="paragraph">
      <style:paragraph-properties fo:text-align="justify" fo:margin-bottom="0.0833in"/>
    </style:style>
    <style:style style:name="P139" style:parent-style-name="Standard" style:family="paragraph">
      <style:paragraph-properties fo:text-align="justify" fo:margin-bottom="0.0833in"/>
    </style:style>
    <style:style style:name="P140" style:parent-style-name="Standard" style:family="paragraph">
      <style:paragraph-properties fo:text-align="justify" fo:margin-bottom="0.0833in"/>
    </style:style>
    <style:style style:name="P141" style:parent-style-name="Standard" style:family="paragraph">
      <style:paragraph-properties fo:text-align="justify" fo:margin-bottom="0.0833in"/>
    </style:style>
    <style:style style:name="P142" style:parent-style-name="Standard" style:family="paragraph">
      <style:paragraph-properties fo:text-align="justify" fo:margin-bottom="0.0833in"/>
    </style:style>
    <style:style style:name="P143" style:parent-style-name="Standard" style:family="paragraph">
      <style:paragraph-properties fo:text-align="justify" fo:margin-bottom="0.0833in"/>
    </style:style>
    <style:style style:name="P144" style:parent-style-name="Standard" style:family="paragraph">
      <style:paragraph-properties fo:text-align="justify" fo:margin-bottom="0.0833in"/>
    </style:style>
    <style:style style:name="P145" style:parent-style-name="Standard" style:family="paragraph">
      <style:paragraph-properties fo:text-align="justify" fo:margin-bottom="0.0833in"/>
    </style:style>
    <style:style style:name="P146" style:parent-style-name="Standard" style:family="paragraph">
      <style:paragraph-properties fo:text-align="justify" fo:margin-bottom="0.0833in"/>
    </style:style>
    <style:style style:name="P147" style:parent-style-name="Standard" style:family="paragraph">
      <style:paragraph-properties fo:text-align="justify" fo:margin-bottom="0.0833in"/>
    </style:style>
    <style:style style:name="P148" style:parent-style-name="Standard" style:family="paragraph">
      <style:paragraph-properties fo:text-align="justify" fo:margin-bottom="0.0833in"/>
    </style:style>
    <style:style style:name="P149" style:parent-style-name="Standard" style:family="paragraph">
      <style:paragraph-properties fo:text-align="justify" fo:margin-bottom="0.0833in"/>
    </style:style>
    <style:style style:name="P150" style:parent-style-name="Standard" style:family="paragraph">
      <style:paragraph-properties fo:text-align="justify" fo:margin-bottom="0.0833in"/>
    </style:style>
    <style:style style:name="P151" style:parent-style-name="Standard" style:family="paragraph">
      <style:paragraph-properties fo:text-align="justify" fo:margin-bottom="0.0833in"/>
    </style:style>
    <style:style style:name="P152" style:parent-style-name="Standard" style:family="paragraph">
      <style:paragraph-properties fo:text-align="justify" fo:margin-bottom="0.0833in"/>
    </style:style>
    <style:style style:name="P153" style:parent-style-name="Standard" style:family="paragraph">
      <style:paragraph-properties fo:text-align="justify" fo:margin-bottom="0.0833in"/>
    </style:style>
    <style:style style:name="P154" style:parent-style-name="Standard" style:family="paragraph">
      <style:paragraph-properties fo:text-align="justify" fo:margin-bottom="0.0833in"/>
    </style:style>
    <style:style style:name="P155" style:parent-style-name="Standard" style:family="paragraph">
      <style:paragraph-properties fo:text-align="justify" fo:margin-bottom="0.0833in"/>
    </style:style>
    <style:style style:name="P156" style:parent-style-name="Standard" style:family="paragraph">
      <style:paragraph-properties fo:text-align="justify" fo:margin-bottom="0.0833in"/>
    </style:style>
    <style:style style:name="P157" style:parent-style-name="Standard" style:family="paragraph">
      <style:paragraph-properties fo:text-align="justify" fo:margin-bottom="0.0833in"/>
    </style:style>
    <style:style style:name="P158" style:parent-style-name="Standard" style:family="paragraph">
      <style:paragraph-properties fo:text-align="justify" fo:margin-bottom="0.0833in"/>
    </style:style>
    <style:style style:name="P159" style:parent-style-name="Standard" style:family="paragraph">
      <style:paragraph-properties fo:text-align="justify" fo:margin-bottom="0.0833in"/>
    </style:style>
    <style:style style:name="P160" style:parent-style-name="Standard" style:family="paragraph">
      <style:paragraph-properties fo:text-align="justify" fo:margin-bottom="0.0833in"/>
    </style:style>
    <style:style style:name="P161" style:parent-style-name="Standard" style:family="paragraph">
      <style:paragraph-properties fo:text-align="justify" fo:margin-bottom="0.0833in"/>
    </style:style>
    <style:style style:name="P162" style:parent-style-name="Standard" style:family="paragraph">
      <style:paragraph-properties fo:text-align="justify" fo:margin-bottom="0.0833in"/>
    </style:style>
    <style:style style:name="P163" style:parent-style-name="Standard" style:family="paragraph">
      <style:paragraph-properties fo:text-align="justify" fo:margin-bottom="0.0833in"/>
    </style:style>
    <style:style style:name="P164" style:parent-style-name="Standard" style:family="paragraph">
      <style:paragraph-properties fo:text-align="justify" fo:margin-bottom="0.0833in"/>
    </style:style>
    <style:style style:name="P165" style:parent-style-name="Standard" style:family="paragraph">
      <style:paragraph-properties fo:text-align="justify" fo:margin-bottom="0.0833in"/>
    </style:style>
    <style:style style:name="P166" style:parent-style-name="Standard" style:family="paragraph">
      <style:paragraph-properties fo:text-align="justify" fo:margin-bottom="0.0833in"/>
    </style:style>
    <style:style style:name="P167" style:parent-style-name="Standard" style:family="paragraph">
      <style:paragraph-properties fo:text-align="justify" fo:margin-bottom="0.0833in"/>
    </style:style>
    <style:style style:name="P168" style:parent-style-name="Standard" style:family="paragraph">
      <style:paragraph-properties fo:text-align="justify" fo:margin-bottom="0.0833in"/>
    </style:style>
    <style:style style:name="P169" style:parent-style-name="Standard" style:family="paragraph">
      <style:paragraph-properties fo:text-align="justify" fo:margin-bottom="0.0833in"/>
    </style:style>
    <style:style style:name="P170" style:parent-style-name="Standard" style:family="paragraph">
      <style:paragraph-properties fo:text-align="justify" fo:margin-bottom="0.0833in"/>
    </style:style>
    <style:style style:name="P171" style:parent-style-name="Standard" style:family="paragraph">
      <style:paragraph-properties fo:text-align="justify" fo:margin-bottom="0.0833in"/>
    </style:style>
    <style:style style:name="P172" style:parent-style-name="Standard" style:family="paragraph">
      <style:paragraph-properties fo:text-align="justify" fo:margin-bottom="0.0833in"/>
    </style:style>
    <style:style style:name="P173" style:parent-style-name="Standard" style:family="paragraph">
      <style:paragraph-properties fo:text-align="justify" fo:margin-bottom="0.0833in"/>
    </style:style>
    <style:style style:name="P174" style:parent-style-name="Standard" style:family="paragraph">
      <style:paragraph-properties fo:text-align="justify" fo:margin-bottom="0.0833in"/>
    </style:style>
    <style:style style:name="P175" style:parent-style-name="Standard" style:family="paragraph">
      <style:paragraph-properties fo:text-align="justify" fo:margin-bottom="0.0833in"/>
    </style:style>
    <style:style style:name="P176" style:parent-style-name="Standard" style:family="paragraph">
      <style:paragraph-properties fo:text-align="justify" fo:margin-bottom="0.0833in"/>
    </style:style>
    <style:style style:name="P177" style:parent-style-name="Standard" style:family="paragraph">
      <style:paragraph-properties fo:text-align="justify" fo:margin-bottom="0.0833in"/>
    </style:style>
    <style:style style:name="P178" style:parent-style-name="Standard" style:family="paragraph">
      <style:paragraph-properties fo:text-align="justify" fo:margin-bottom="0.0833in"/>
    </style:style>
    <style:style style:name="P179" style:parent-style-name="Standard" style:family="paragraph">
      <style:paragraph-properties fo:text-align="justify" fo:margin-bottom="0.0833in"/>
    </style:style>
    <style:style style:name="P180" style:parent-style-name="Standard" style:family="paragraph">
      <style:paragraph-properties fo:text-align="justify" fo:margin-bottom="0.0833in"/>
    </style:style>
    <style:style style:name="P181" style:parent-style-name="Standard" style:family="paragraph">
      <style:paragraph-properties fo:text-align="justify" fo:margin-bottom="0.0833in"/>
    </style:style>
    <style:style style:name="P182" style:parent-style-name="Standard" style:family="paragraph">
      <style:paragraph-properties fo:text-align="justify" fo:margin-bottom="0.0833in"/>
    </style:style>
    <style:style style:name="P183" style:parent-style-name="Standard" style:family="paragraph">
      <style:paragraph-properties fo:text-align="justify" fo:margin-bottom="0.0833in"/>
    </style:style>
    <style:style style:name="P184" style:parent-style-name="Standard" style:family="paragraph">
      <style:paragraph-properties fo:text-align="justify" fo:margin-bottom="0.0833in"/>
    </style:style>
    <style:style style:name="P185" style:parent-style-name="Standard" style:family="paragraph">
      <style:paragraph-properties fo:text-align="justify" fo:margin-bottom="0.0833in"/>
    </style:style>
    <style:style style:name="P186" style:parent-style-name="Standard" style:family="paragraph">
      <style:paragraph-properties fo:text-align="justify" fo:margin-bottom="0.0833in"/>
    </style:style>
    <style:style style:name="P187" style:parent-style-name="Standard" style:family="paragraph">
      <style:paragraph-properties fo:text-align="justify" fo:margin-bottom="0.0833in"/>
    </style:style>
    <style:style style:name="P188" style:parent-style-name="Standard" style:family="paragraph">
      <style:paragraph-properties fo:text-align="justify" fo:margin-bottom="0.0833in"/>
    </style:style>
    <style:style style:name="P189" style:parent-style-name="Standard" style:family="paragraph">
      <style:paragraph-properties fo:text-align="justify" fo:margin-bottom="0.0833in"/>
    </style:style>
    <style:style style:name="P190" style:parent-style-name="Standard" style:family="paragraph">
      <style:paragraph-properties fo:text-align="justify" fo:margin-bottom="0.0833in"/>
    </style:style>
    <style:style style:name="P191" style:parent-style-name="Standard" style:family="paragraph">
      <style:paragraph-properties fo:text-align="justify" fo:margin-bottom="0.0833in"/>
    </style:style>
    <style:style style:name="P192" style:parent-style-name="Standard" style:family="paragraph">
      <style:paragraph-properties fo:text-align="justify" fo:margin-bottom="0.0833in"/>
    </style:style>
    <style:style style:name="P193" style:parent-style-name="Standard" style:family="paragraph">
      <style:paragraph-properties fo:text-align="justify" fo:margin-bottom="0.0833in"/>
    </style:style>
    <style:style style:name="P194" style:parent-style-name="Standard" style:family="paragraph">
      <style:paragraph-properties fo:text-align="justify" fo:margin-bottom="0.0833in"/>
    </style:style>
    <style:style style:name="P195" style:parent-style-name="Standard" style:family="paragraph">
      <style:paragraph-properties fo:text-align="justify" fo:margin-bottom="0.0833in"/>
    </style:style>
    <style:style style:name="P196" style:parent-style-name="Standard" style:family="paragraph">
      <style:paragraph-properties fo:text-align="justify" fo:margin-bottom="0.0833in"/>
    </style:style>
    <style:style style:name="P197" style:parent-style-name="Standard" style:family="paragraph">
      <style:paragraph-properties fo:text-align="justify" fo:margin-bottom="0.0833in"/>
    </style:style>
    <style:style style:name="P198" style:parent-style-name="Standard" style:family="paragraph">
      <style:paragraph-properties fo:text-align="justify" fo:margin-bottom="0.0833in"/>
    </style:style>
    <style:style style:name="P199" style:parent-style-name="Standard" style:family="paragraph">
      <style:paragraph-properties fo:text-align="justify" fo:margin-bottom="0.0833in"/>
    </style:style>
    <style:style style:name="P200" style:parent-style-name="Standard" style:family="paragraph">
      <style:paragraph-properties fo:text-align="justify" fo:margin-bottom="0.0833in"/>
    </style:style>
    <style:style style:name="P201" style:parent-style-name="Standard" style:family="paragraph">
      <style:paragraph-properties fo:text-align="justify" fo:margin-bottom="0.0833in"/>
    </style:style>
    <style:style style:name="P202" style:parent-style-name="Standard" style:family="paragraph">
      <style:paragraph-properties fo:text-align="justify" fo:margin-bottom="0.0833in"/>
    </style:style>
    <style:style style:name="P203" style:parent-style-name="Standard" style:family="paragraph">
      <style:paragraph-properties fo:text-align="justify" fo:margin-bottom="0.0833in"/>
    </style:style>
    <style:style style:name="P204" style:parent-style-name="Standard" style:family="paragraph">
      <style:paragraph-properties fo:text-align="justify" fo:margin-bottom="0.0833in"/>
    </style:style>
    <style:style style:name="P205" style:parent-style-name="Standard" style:family="paragraph">
      <style:paragraph-properties fo:text-align="justify" fo:margin-bottom="0.0833in"/>
    </style:style>
    <style:style style:name="P206" style:parent-style-name="Standard" style:family="paragraph">
      <style:paragraph-properties fo:text-align="justify" fo:margin-bottom="0.0833in"/>
    </style:style>
    <style:style style:name="P207" style:parent-style-name="Standard" style:family="paragraph">
      <style:paragraph-properties fo:text-align="justify" fo:margin-bottom="0.0833in"/>
    </style:style>
    <style:style style:name="P208" style:parent-style-name="Standard" style:family="paragraph">
      <style:paragraph-properties fo:text-align="justify" fo:margin-bottom="0.0833in"/>
    </style:style>
    <style:style style:name="P209" style:parent-style-name="Standard" style:family="paragraph">
      <style:paragraph-properties fo:text-align="justify" fo:margin-bottom="0.0833in"/>
    </style:style>
    <style:style style:name="P210" style:parent-style-name="Standard" style:family="paragraph">
      <style:paragraph-properties fo:text-align="justify" fo:margin-bottom="0.0833in"/>
    </style:style>
    <style:style style:name="P211" style:parent-style-name="Standard" style:family="paragraph">
      <style:paragraph-properties fo:text-align="justify" fo:margin-bottom="0.0833in"/>
    </style:style>
    <style:style style:name="P212" style:parent-style-name="Standard" style:family="paragraph">
      <style:paragraph-properties fo:text-align="justify" fo:margin-bottom="0.0833in"/>
    </style:style>
    <style:style style:name="P213" style:parent-style-name="Standard" style:family="paragraph">
      <style:paragraph-properties fo:text-align="justify" fo:margin-bottom="0.0833in"/>
    </style:style>
    <style:style style:name="P214" style:parent-style-name="Standard" style:family="paragraph">
      <style:paragraph-properties fo:text-align="justify" fo:margin-bottom="0.0833in"/>
    </style:style>
    <style:style style:name="P215" style:parent-style-name="Standard" style:family="paragraph">
      <style:paragraph-properties fo:text-align="justify" fo:margin-bottom="0.0833in"/>
    </style:style>
    <style:style style:name="P216" style:parent-style-name="Standard" style:family="paragraph">
      <style:paragraph-properties fo:text-align="justify" fo:margin-bottom="0.0833in"/>
    </style:style>
    <style:style style:name="P217" style:parent-style-name="Standard" style:family="paragraph">
      <style:paragraph-properties fo:text-align="justify" fo:margin-bottom="0.0833in"/>
    </style:style>
    <style:style style:name="P218" style:parent-style-name="Standard" style:family="paragraph">
      <style:paragraph-properties fo:text-align="justify" fo:margin-bottom="0.0833in"/>
    </style:style>
    <style:style style:name="P219" style:parent-style-name="Standard" style:family="paragraph">
      <style:paragraph-properties fo:text-align="justify" fo:margin-bottom="0.0833in"/>
    </style:style>
    <style:style style:name="P220" style:parent-style-name="Standard" style:family="paragraph">
      <style:paragraph-properties fo:text-align="justify" fo:margin-bottom="0.0833in"/>
    </style:style>
    <style:style style:name="P221" style:parent-style-name="Standard" style:family="paragraph">
      <style:paragraph-properties fo:text-align="justify" fo:margin-bottom="0.0833in"/>
    </style:style>
    <style:style style:name="P222" style:parent-style-name="Standard" style:family="paragraph">
      <style:paragraph-properties fo:text-align="justify" fo:margin-bottom="0.0833in"/>
    </style:style>
    <style:style style:name="P223" style:parent-style-name="Standard" style:family="paragraph">
      <style:paragraph-properties fo:text-align="justify" fo:margin-bottom="0.0833in"/>
    </style:style>
    <style:style style:name="P224" style:parent-style-name="Standard" style:family="paragraph">
      <style:paragraph-properties fo:text-align="justify" fo:margin-bottom="0.0833in"/>
    </style:style>
    <style:style style:name="P225" style:parent-style-name="Standard" style:family="paragraph">
      <style:paragraph-properties fo:text-align="justify" fo:margin-bottom="0.0833in"/>
    </style:style>
    <style:style style:name="P226" style:parent-style-name="Standard" style:family="paragraph">
      <style:paragraph-properties fo:text-align="justify" fo:margin-bottom="0.0833in"/>
    </style:style>
    <style:style style:name="P227" style:parent-style-name="Standard" style:family="paragraph">
      <style:paragraph-properties fo:text-align="justify" fo:margin-bottom="0.0833in"/>
    </style:style>
    <style:style style:name="P228" style:parent-style-name="Standard" style:family="paragraph">
      <style:paragraph-properties fo:text-align="justify" fo:margin-bottom="0.0833in"/>
    </style:style>
    <style:style style:name="P229" style:parent-style-name="Standard" style:family="paragraph">
      <style:paragraph-properties fo:text-align="justify" fo:margin-bottom="0.0833in"/>
    </style:style>
    <style:style style:name="P230" style:parent-style-name="Standard" style:family="paragraph">
      <style:paragraph-properties fo:text-align="justify" fo:margin-bottom="0.0833in"/>
    </style:style>
    <style:style style:name="P231" style:parent-style-name="Standard" style:family="paragraph">
      <style:paragraph-properties fo:text-align="justify" fo:margin-bottom="0.0833in"/>
    </style:style>
    <style:style style:name="P232" style:parent-style-name="Standard" style:family="paragraph">
      <style:paragraph-properties fo:text-align="justify" fo:margin-bottom="0.0833in"/>
    </style:style>
    <style:style style:name="P233" style:parent-style-name="Standard" style:family="paragraph">
      <style:paragraph-properties fo:text-align="justify" fo:margin-bottom="0.0833in"/>
    </style:style>
    <style:style style:name="P234" style:parent-style-name="Standard" style:family="paragraph">
      <style:paragraph-properties fo:text-align="justify" fo:margin-bottom="0.0833in"/>
    </style:style>
    <style:style style:name="P235" style:parent-style-name="Standard" style:family="paragraph">
      <style:paragraph-properties fo:text-align="justify" fo:margin-bottom="0.0833in"/>
    </style:style>
    <style:style style:name="P236" style:parent-style-name="Standard" style:family="paragraph">
      <style:paragraph-properties fo:text-align="justify" fo:margin-bottom="0.0833in"/>
    </style:style>
    <style:style style:name="P237" style:parent-style-name="Standard" style:family="paragraph">
      <style:paragraph-properties fo:text-align="justify" fo:margin-bottom="0.0833in"/>
    </style:style>
    <style:style style:name="P238" style:parent-style-name="Standard" style:family="paragraph">
      <style:paragraph-properties fo:text-align="justify" fo:margin-bottom="0.0833in"/>
    </style:style>
    <style:style style:name="P239" style:parent-style-name="Standard" style:family="paragraph">
      <style:paragraph-properties fo:text-align="justify" fo:margin-bottom="0.0833in"/>
    </style:style>
    <style:style style:name="P240" style:parent-style-name="Standard" style:family="paragraph">
      <style:paragraph-properties fo:text-align="justify" fo:margin-bottom="0.0833in"/>
    </style:style>
    <style:style style:name="P241" style:parent-style-name="Standard" style:family="paragraph">
      <style:paragraph-properties fo:text-align="justify" fo:margin-bottom="0.0833in"/>
    </style:style>
    <style:style style:name="P242" style:parent-style-name="Standard" style:family="paragraph">
      <style:paragraph-properties fo:text-align="justify" fo:margin-bottom="0.0833in"/>
    </style:style>
    <style:style style:name="P243" style:parent-style-name="Standard" style:family="paragraph">
      <style:paragraph-properties fo:text-align="justify" fo:margin-bottom="0.0833in"/>
    </style:style>
    <style:style style:name="P244" style:parent-style-name="Standard" style:family="paragraph">
      <style:paragraph-properties fo:text-align="justify" fo:margin-bottom="0.0833in"/>
    </style:style>
    <style:style style:name="P245" style:parent-style-name="Standard" style:family="paragraph">
      <style:paragraph-properties fo:text-align="justify" fo:margin-bottom="0.0833in"/>
    </style:style>
    <style:style style:name="P246" style:parent-style-name="Standard" style:family="paragraph">
      <style:paragraph-properties fo:text-align="justify" fo:margin-bottom="0.0833in"/>
    </style:style>
    <style:style style:name="P247" style:parent-style-name="Standard" style:family="paragraph">
      <style:paragraph-properties fo:text-align="justify" fo:margin-bottom="0.0833in"/>
    </style:style>
    <style:style style:name="P248" style:parent-style-name="Standard" style:family="paragraph">
      <style:paragraph-properties fo:text-align="justify" fo:margin-bottom="0.0833in"/>
    </style:style>
    <style:style style:name="P249" style:parent-style-name="Standard" style:family="paragraph">
      <style:paragraph-properties fo:text-align="justify" fo:margin-bottom="0.0833in"/>
    </style:style>
    <style:style style:name="P250" style:parent-style-name="Standard" style:family="paragraph">
      <style:paragraph-properties fo:text-align="justify" fo:margin-bottom="0.0833in"/>
    </style:style>
    <style:style style:name="P251" style:parent-style-name="Standard" style:family="paragraph">
      <style:paragraph-properties fo:text-align="justify" fo:margin-bottom="0.0833in"/>
    </style:style>
    <style:style style:name="P252" style:parent-style-name="Standard" style:family="paragraph">
      <style:paragraph-properties fo:text-align="justify" fo:margin-bottom="0.0833in"/>
    </style:style>
    <style:style style:name="P253" style:parent-style-name="Standard" style:family="paragraph">
      <style:paragraph-properties fo:text-align="justify" fo:margin-bottom="0.0833in"/>
    </style:style>
    <style:style style:name="P254" style:parent-style-name="Standard" style:family="paragraph">
      <style:paragraph-properties fo:text-align="justify" fo:margin-bottom="0.0833in"/>
    </style:style>
    <style:style style:name="P255" style:parent-style-name="Standard" style:family="paragraph">
      <style:paragraph-properties fo:text-align="justify" fo:margin-bottom="0.0833in"/>
    </style:style>
    <style:style style:name="P256" style:parent-style-name="Standard" style:family="paragraph">
      <style:paragraph-properties fo:text-align="justify" fo:margin-bottom="0.0833in"/>
    </style:style>
    <style:style style:name="P257" style:parent-style-name="Standard" style:family="paragraph">
      <style:paragraph-properties fo:text-align="justify" fo:margin-bottom="0.0833in"/>
    </style:style>
    <style:style style:name="P258" style:parent-style-name="Standard" style:family="paragraph">
      <style:paragraph-properties fo:text-align="justify" fo:margin-bottom="0.0833in"/>
    </style:style>
    <style:style style:name="P259" style:parent-style-name="Standard" style:family="paragraph">
      <style:paragraph-properties fo:text-align="justify" fo:margin-bottom="0.0833in"/>
    </style:style>
    <style:style style:name="P260" style:parent-style-name="Standard" style:family="paragraph">
      <style:paragraph-properties fo:text-align="justify" fo:margin-bottom="0.0833in"/>
    </style:style>
    <style:style style:name="P261" style:parent-style-name="Standard" style:family="paragraph">
      <style:paragraph-properties fo:text-align="justify" fo:margin-bottom="0.0833in"/>
    </style:style>
    <style:style style:name="P262" style:parent-style-name="Standard" style:family="paragraph">
      <style:paragraph-properties fo:text-align="justify" fo:margin-bottom="0.0833in"/>
    </style:style>
    <style:style style:name="P263" style:parent-style-name="Standard" style:family="paragraph">
      <style:paragraph-properties fo:text-align="justify" fo:margin-bottom="0.0833in"/>
    </style:style>
    <style:style style:name="P264" style:parent-style-name="Standard" style:family="paragraph">
      <style:paragraph-properties fo:text-align="justify" fo:margin-bottom="0.0833in"/>
    </style:style>
    <style:style style:name="P265" style:parent-style-name="Standard" style:family="paragraph">
      <style:paragraph-properties fo:text-align="justify" fo:margin-bottom="0.0833in"/>
    </style:style>
    <style:style style:name="P266" style:parent-style-name="Standard" style:family="paragraph">
      <style:paragraph-properties fo:text-align="justify" fo:margin-bottom="0.0833in"/>
    </style:style>
    <style:style style:name="P267" style:parent-style-name="Standard" style:family="paragraph">
      <style:paragraph-properties fo:text-align="justify" fo:margin-bottom="0.0833in"/>
    </style:style>
  </office:automatic-styles>
  <office:body>
    <office:text text:use-soft-page-breaks="true">
      <text:p text:style-name="P1">FIUBA - 75.07</text:p>
      <text:p text:style-name="P2">Algoritmos y programación III</text:p>
      <text:p text:style-name="P3">Trabajo práctico 2: AlgoFormers</text:p>
      <text:p text:style-name="P4">1er cuatrimestre, 2016</text:p>
      <text:p text:style-name="P5"/>
      <text:p text:style-name="P6">Alumnos:</text:p>
      <text:p text:style-name="P7"/>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Nombre</text:p>
          </table:table-cell>
          <table:table-cell table:style-name="TableCell15">
            <text:p text:style-name="P16">Padrón</text:p>
          </table:table-cell>
          <table:table-cell table:style-name="TableCell17">
            <text:p text:style-name="P18">Mail</text:p>
          </table:table-cell>
        </table:table-row>
        <table:table-row table:style-name="TableRow19">
          <table:table-cell table:style-name="TableCell20">
            <text:p text:style-name="Standard">Carbón, Joaquín</text:p>
          </table:table-cell>
          <table:table-cell table:style-name="TableCell21">
            <text:p text:style-name="Standard">97.537</text:p>
          </table:table-cell>
          <table:table-cell table:style-name="TableCell22">
            <text:p text:style-name="Standard">joakoracing@hotmail.com</text:p>
          </table:table-cell>
        </table:table-row>
        <table:table-row table:style-name="TableRow23">
          <table:table-cell table:style-name="TableCell24">
            <text:p text:style-name="Standard">García<text:s/>Guarrochena, Carlos Ignacio</text:p>
          </table:table-cell>
          <table:table-cell table:style-name="TableCell25">
            <text:p text:style-name="Standard">87.299</text:p>
          </table:table-cell>
          <table:table-cell table:style-name="TableCell26">
            <text:p text:style-name="Standard">cignaciogarcia@gmail.com</text:p>
          </table:table-cell>
        </table:table-row>
        <table:table-row table:style-name="TableRow27">
          <table:table-cell table:style-name="TableCell28">
            <text:p text:style-name="Standard">La Penna, Mariano</text:p>
          </table:table-cell>
          <table:table-cell table:style-name="TableCell29">
            <text:p text:style-name="Standard">98.432</text:p>
          </table:table-cell>
          <table:table-cell table:style-name="TableCell30">
            <text:p text:style-name="Standard">mlapenna79@hotmail.com</text:p>
          </table:table-cell>
        </table:table-row>
      </table:table>
      <text:p text:style-name="P31"/>
      <text:p text:style-name="P32"/>
      <text:p text:style-name="P33"><text:span text:style-name="T34">Fecha de entrega final</text:span><text:span text:style-name="T35">: Jueves 23/06/2016 - Lunes 27/06/2016</text:span></text:p>
      <text:p text:style-name="P36"/>
      <text:p text:style-name="P37"><text:span text:style-name="T38">Tutor</text:span><text:span text:style-name="T39">: Gabriel Devoto</text:span></text:p>
      <text:p text:style-name="P40"/>
      <text:p text:style-name="P41"><text:span text:style-name="T42">Comentarios</text:span><text:span text:style-name="T43">:</text:span></text:p>
      <text:p text:style-name="P44"/>
      <text:soft-page-break/>
      <text:p text:style-name="P45"><text:span text:style-name="T46">2da Entrega</text:span><text:s/>Jueves 09/06/2016 -<text:s/>Lunes13/06/2016<text:span text:style-name="T47"><text:s text:c="2"/>-<text:s/></text:span><text:span text:style-name="T48">3 semanas desde fecha inicio</text:span></text:p>
      <text:p text:style-name="Standard">1ra entrega + Interacción con superficies</text:p>
      <text:p text:style-name="Standard"/>
      <text:list text:style-name="WWNum3">
        <text:list-item text:start-value="1">
          <text:p text:style-name="P49">Llenar una zona rocosa, verificar que todos los algoformers en todos sus modos la atraviesen sin problemas</text:p>
        </text:list-item>
        <text:list-item>
          <text:p text:style-name="P50">Llenar una zona pantano, verificar que en modo humanoide no se pueda atravesar.</text:p>
        </text:list-item>
        <text:list-item>
          <text:p text:style-name="P51">Llenar una zona pantano, verificar que en modo alterno las unidades terrestres tardan el doble que rocoso</text:p>
        </text:list-item>
        <text:list-item>
          <text:p text:style-name="P52">Llenar una zona pantano, verificar que las unidades aéreas las atraviesan sin problemas</text:p>
        </text:list-item>
        <text:list-item>
          <text:p text:style-name="P53">Llenar una zona de espinas verificar que<text:s/>todas las unidades terrestres pierden un 5% de sus vida por cada casillero de estos que atraviesen</text:p>
        </text:list-item>
        <text:list-item>
          <text:p text:style-name="P54">Llenar una zona de espinas, verificar que unidades aéreas no tienen problemas al atravesarlas.</text:p>
        </text:list-item>
        <text:list-item>
          <text:p text:style-name="P55">Llenar una zona con nubes, verificar que las unidades aéreas<text:s/>las atraviesan sin problemas</text:p>
        </text:list-item>
        <text:list-item>
          <text:p text:style-name="P56">Llenar una zona de nebulosa de andrómeda, pasar una unidad aérea, corroborar que quede 3 turnos atrapada, sin moverse</text:p>
        </text:list-item>
        <text:list-item>
          <text:p text:style-name="P57">Llenar una zona de tormenta psiónica, pasar un algoformer alterno aéreo, ver que baje su capacidad de ataque</text:p>
        </text:list-item>
        <text:list-item>
          <text:p text:style-name="P58">test 9 + volver a pasar y ver que no bajó su capacidad de ataque.</text:p>
        </text:list-item>
      </text:list>
      <text:p text:style-name="Standard"/>
      <text:p text:style-name="Standard"/>
      <text:p text:style-name="Standard"/>
      <text:p text:style-name="P59">Avance respecto a la entrega previa</text:p>
      <text:p text:style-name="Standard"/>
      <text:p text:style-name="P60">Respecto a la primera entrega cambiamos la forma en que se relacionan los algoformers con el tablero. Ahora el algoformer hereda de Contenido, al igual que Vacio<text:s/>y en próximas entregas la ChispaSuprema. El tablero conoce su contenido, pero no mueve ni permite atacar algoformers. Estas últimas dos acciones son ahora mensajes que reciben los algoformers, los cuáles delegan en Movimiento y en Ataque la lógica respectiva.<text:s/>Los algoformers conocen su Posicion.</text:p>
      <text:p text:style-name="P61">Se desarrollaron todas las acciones que responden a lo solicitado en el nuevo set de tests de la consigna y se adaptaron los tests previos a esta<text:s/>nueva relación<text:s/>entre clases.</text:p>
      <text:p text:style-name="P62"/>
      <text:p text:style-name="P63">Algunas modificaciones relevantes:</text:p>
      <text:p text:style-name="P64"/>
      <text:list text:style-name="LFO4" text:continue-numbering="true">
        <text:list-item>
          <text:p text:style-name="P65"><text:span text:style-name="T66">Ataque</text:span>: se agregó la validación de distancia en un método aparte.</text:p>
        </text:list-item>
        <text:list-item>
          <text:p text:style-name="P67"><text:span text:style-name="T68">Posicion</text:span>: se agregó el método equals() que compara dos posiciones y determina si son iguales y también permite que funcione Assert.assertEquals()..</text:p>
        </text:list-item>
        <text:list-item>
          <text:p text:style-name="P69"><text:span text:style-name="T70">Algoformer</text:span>: se agregaron los atributos de turnosInmovil y afectadoPorTormentaPsionica para poder hacer las validaciones sobre las superficies de Pantano y TormentaPsionica. Se agregaron métodos de afectación de vida y de ataque que son utilizados en los métodos de las superficies que afectan a esos atributos. Se agregaron métodos relacionados con el movimiento del robot como validación de que está inmovil y el propio método mover() que llama al movimiento correspondiente. También fue agregado el método nuevoTurno() que lo que hace es decrementar el contador de turnosInmovil.</text:p>
        </text:list-item>
        <text:list-item>
          <text:p text:style-name="P71"><text:span text:style-name="T72">Autobot</text:span><text:s/>y<text:s/><text:span text:style-name="T73">Decepticon</text:span>: se implementaron los métodos de validación si uno de ellos puede atacar a otro Algoformer. Este método se llama validarQueSePuedeAtacar().</text:p>
        </text:list-item>
        <text:list-item>
          <text:p text:style-name="P74"><text:span text:style-name="T75">AlgoformerInmovilizadoExcepcion</text:span>: nueva excepción.</text:p>
        </text:list-item>
        <text:list-item>
          <text:p text:style-name="P76"><text:span text:style-name="T77">AtaqueInvalidoFriendlyFireNoEstaHabilitadoExcepcion</text:span>: nueva excepción.</text:p>
        </text:list-item>
        <text:list-item>
          <text:p text:style-name="P78"><text:span text:style-name="T79">MovimientoInvalidoIncapazDeAtravezarSuperficieExcepcion</text:span>: nueva excepción.</text:p>
        </text:list-item>
        <text:list-item>
          <text:p text:style-name="P80"><text:span text:style-name="T81">Movimient</text:span><text:span text:style-name="T82">o</text:span>: se cambió el criterio del movimiento y se resolvió de la siguiente manera: se<text:s/><text:soft-page-break/>crearon métodos para validar si el camino entre dos posiciones es vertical, horizontal o diagonal. Luego, un método para poder obtener las posiciones por donde pasaría el algoformer, es decir, que se obtiene un arraylist de posiciones. También se agregó un método que afecta al robot por la superficie del casillero donde se encuentra. Este fue implementado en cada una de las clases hijas de Movimiento.</text:p>
        </text:list-item>
        <text:list-item>
          <text:p text:style-name="P83"><text:span text:style-name="T84">Vacio</text:span>: se maneja con patrón Singleton.</text:p>
        </text:list-item>
      </text:list>
      <text:p text:style-name="P85"/>
      <text:p text:style-name="P86"/>
      <text:p text:style-name="P87"/>
      <text:p text:style-name="P88">Nuevos supuestos</text:p>
      <text:p text:style-name="P89"/>
      <text:p text:style-name="P90"/>
      <text:list text:style-name="LFO5" text:continue-numbering="true">
        <text:list-item>
          <text:p text:style-name="P91">Los<text:s/>movimientos que se pueden realizar son horizontales, verticales y diagonales, análogo a la “dama” o “reina” en ajedrez. No se permiten mezclas de ambos.</text:p>
        </text:list-item>
        <text:list-item>
          <text:p text:style-name="P92">Cuando las espinas reducen la vida de una unidad que lo atraviesa, definimos que el 5 por ciento se multiplique por cantidad de casilleros atravesados. O sea si por ejemplo una unidad con 100 de vida avanza desde (0, 0) hasta (3, 0) siendo los casilleros (1,0), (2,0) y (3,0) de superficie espinosa terrestre, la unidad termina el recorrido con 85 de vida.</text:p>
        </text:list-item>
      </text:list>
      <text:p text:style-name="P93"/>
      <text:p text:style-name="P94"/>
      <text:p text:style-name="P95">Salida de ejecución de ANT</text:p>
      <text:p text:style-name="P96"/>
      <text:p text:style-name="P97">root@NachoxPC:/home/nachox/workspace/Algoformers# ant</text:p>
      <text:p text:style-name="P98">Buildfile: /home/nachox/workspace/Algoformers/build.xml</text:p>
      <text:p text:style-name="P99"/>
      <text:p text:style-name="P100">setup:</text:p>
      <text:p text:style-name="P101"><text:s text:c="3"/>[delete] Deleting directory /home/nachox/workspace/Algoformers/build</text:p>
      <text:p text:style-name="P102"><text:s text:c="4"/>[mkdir] Created dir: /home/nachox/workspace/Algoformers/build</text:p>
      <text:p text:style-name="P103"><text:s text:c="4"/>[mkdir] Created dir: /home/nachox/workspace/Algoformers/build/classes</text:p>
      <text:p text:style-name="P104"><text:s text:c="4"/>[mkdir] Created dir: /home/nachox/workspace/Algoformers/build/tests</text:p>
      <text:p text:style-name="P105"><text:s text:c="4"/>[mkdir] Created dir: /home/nachox/workspace/Algoformers/build/reports</text:p>
      <text:p text:style-name="P106"/>
      <text:p text:style-name="P107">download-ivy:</text:p>
      <text:p text:style-name="P108"><text:s text:c="5"/>[echo] installing ivy...</text:p>
      <text:p text:style-name="P109"><text:s text:c="6"/>[get] Getting: http://repo1.maven.org/maven2/org/apache/ivy/ivy/2.2.0/ivy-2.2.0.jar</text:p>
      <text:p text:style-name="P110"><text:s text:c="6"/>[get] To: /home/nachox/workspace/Algoformers/libs/ivy.jar</text:p>
      <text:p text:style-name="P111"><text:s text:c="6"/>[get] Not modified - so not downloaded</text:p>
      <text:p text:style-name="P112"/>
      <text:p text:style-name="P113">install-ivy:</text:p>
      <text:p text:style-name="P114"/>
      <text:p text:style-name="P115">resolve:</text:p>
      <text:soft-page-break/>
      <text:p text:style-name="P116">[ivy:retrieve] :: Ivy 2.2.0 - 20100923230623 :: http://ant.apache.org/ivy/ ::</text:p>
      <text:p text:style-name="P117">[ivy:retrieve] :: loading settings :: url = jar:file:/home/nachox/workspace/Algoformers/libs/ivy.jar!/org/apache/ivy/core/settings/ivysettings.xml</text:p>
      <text:p text:style-name="P118">[ivy:retrieve] :: resolving dependencies :: org.apache#tp-final-algo3;working@NachoxPC</text:p>
      <text:p text:style-name="P119">[ivy:retrieve]<text:s/><text:tab/>confs: [build]</text:p>
      <text:p text:style-name="P120">[ivy:retrieve]<text:s/><text:tab/>found org.mockito#mockito-all;1.9.0 in public</text:p>
      <text:p text:style-name="P121">[ivy:retrieve]<text:s/><text:tab/>found junit#junit;4.11 in public</text:p>
      <text:p text:style-name="P122">[ivy:retrieve]<text:s/><text:tab/>found org.hamcrest#hamcrest-core;1.3 in public</text:p>
      <text:p text:style-name="P123">[ivy:retrieve]<text:s/><text:tab/>found net.sourceforge.cobertura#cobertura;2.1.1 in public</text:p>
      <text:p text:style-name="P124">[ivy:retrieve]<text:s/><text:tab/>found org.ow2.asm#asm;5.0.1 in public</text:p>
      <text:p text:style-name="P125">[ivy:retrieve]<text:s/><text:tab/>found org.ow2.asm#asm-tree;5.0.1 in public</text:p>
      <text:p text:style-name="P126">[ivy:retrieve]<text:s/><text:tab/>found org.ow2.asm#asm-commons;5.0.1 in<text:s/>public</text:p>
      <text:p text:style-name="P127">[ivy:retrieve]<text:s/><text:tab/>found org.ow2.asm#asm-util;5.0.1 in public</text:p>
      <text:p text:style-name="P128">[ivy:retrieve]<text:s/><text:tab/>found org.ow2.asm#asm-analysis;5.0.1 in public</text:p>
      <text:p text:style-name="P129">[ivy:retrieve]<text:s/><text:tab/>found oro#oro;2.0.8 in public</text:p>
      <text:p text:style-name="P130">[ivy:retrieve]<text:s/><text:tab/>found jaxen#jaxen;1.1.4 in public</text:p>
      <text:p text:style-name="P131">[ivy:retrieve]<text:s/><text:tab/>found org.apache.ant#ant;1.8.3 in public</text:p>
      <text:p text:style-name="P132">[ivy:retrieve]<text:s/><text:tab/>found org.apache.ant#ant-launcher;1.8.3 in public</text:p>
      <text:p text:style-name="P133">[ivy:retrieve]<text:s/><text:tab/>found org.apache.ant#ant-junit;1.8.3 in public</text:p>
      <text:p text:style-name="P134">[ivy:retrieve]<text:s/><text:tab/>found org.mortbay.jetty#servlet-api-2.5;6.1.14 in public</text:p>
      <text:p text:style-name="P135">[ivy:retrieve]<text:s/><text:tab/>found org.mortbay.jetty#jetty;6.1.14 in public</text:p>
      <text:p text:style-name="P136">[ivy:retrieve]<text:s/><text:tab/>found org.mortbay.jetty#jetty-util;6.1.14 in public</text:p>
      <text:p text:style-name="P137">[ivy:retrieve]<text:s/><text:tab/>found org.slf4j#slf4j-api;1.7.5 in public</text:p>
      <text:p text:style-name="P138">[ivy:retrieve]<text:s/><text:tab/>found ch.qos.logback#logback-classic;1.0.13 in public</text:p>
      <text:p text:style-name="P139">[ivy:retrieve]<text:s/><text:tab/>found ch.qos.logback#logback-core;1.0.13 in public</text:p>
      <text:p text:style-name="P140">[ivy:retrieve]<text:s/><text:tab/>found org.apache.commons#commons-lang3;3.3.2 in public</text:p>
      <text:p text:style-name="P141">[ivy:retrieve]<text:s/><text:tab/>found com.googlecode.json-simple#json-simple;1.1.1 in public</text:p>
      <text:p text:style-name="P142">[ivy:retrieve] :: resolution report :: resolve 818ms :: artifacts<text:s/>dl 17ms</text:p>
      <text:p text:style-name="P143">[ivy:retrieve]<text:s/><text:tab/>:: evicted modules:</text:p>
      <text:p text:style-name="P144">[ivy:retrieve]<text:s/><text:tab/>junit#junit;3.8.2 by [junit#junit;4.11] in [build]</text:p>
      <text:p text:style-name="P145">[ivy:retrieve]<text:s/><text:tab/>junit#junit;4.10 by [junit#junit;4.11] in [build]</text:p>
      <text:p text:style-name="P146"><text:tab/>---------------------------------------------------------------------</text:p>
      <text:p text:style-name="P147"><text:tab/>| <text:s text:c="5"/><text:s text:c="12"/>| <text:s text:c="11"/>modules <text:s text:c="11"/>|| <text:s text:c="2"/>artifacts <text:s text:c="2"/>|</text:p>
      <text:p text:style-name="P148"><text:tab/>| <text:s text:c="6"/>conf <text:s text:c="6"/>| number| search|dwnlded|evicted|| number|dwnlded|</text:p>
      <text:p text:style-name="P149"><text:tab/>---------------------------------------------------------------------</text:p>
      <text:p text:style-name="P150"><text:tab/>| <text:s text:c="6"/>build <text:s text:c="5"/>| <text:s text:c="2"/>24 <text:s/>| <text:s text:c="2"/>0 <text:s text:c="2"/>| <text:s text:c="2"/>0 <text:s text:c="2"/>| <text:s text:c="2"/>2 <text:s/><text:s/>|| <text:s text:c="2"/>24 <text:s/>| <text:s text:c="2"/>0 <text:s text:c="2"/>|</text:p>
      <text:soft-page-break/>
      <text:p text:style-name="P151"><text:tab/>---------------------------------------------------------------------</text:p>
      <text:p text:style-name="P152">[ivy:retrieve] :: retrieving :: org.apache#tp-final-algo3</text:p>
      <text:p text:style-name="P153">[ivy:retrieve]<text:s/><text:tab/>confs: [build]</text:p>
      <text:p text:style-name="P154">[ivy:retrieve]<text:s/><text:tab/>0 artifacts copied, 24 already retrieved (0kB/27ms)</text:p>
      <text:p text:style-name="P155">[ivy:retrieve] :: resolving dependencies :: org.apache#tp-final-algo3;working@NachoxPC</text:p>
      <text:p text:style-name="P156">[ivy:retrieve]<text:s/><text:tab/>confs: [analysis]</text:p>
      <text:p text:style-name="P157">[ivy:retrieve]<text:s/><text:tab/>found pmd#pmd;4.3 in public</text:p>
      <text:p text:style-name="P158">[ivy:retrieve]<text:s/><text:tab/>found ant#ant;1.6 in public</text:p>
      <text:p text:style-name="P159">[ivy:retrieve]<text:s/><text:tab/>found jaxen#jaxen;1.1.1 in public</text:p>
      <text:p text:style-name="P160">[ivy:retrieve]<text:s/><text:tab/>found dom4j#dom4j;1.6.1 in public</text:p>
      <text:p text:style-name="P161">[ivy:retrieve]<text:s/><text:tab/>found jdom#jdom;1.0 in public</text:p>
      <text:p text:style-name="P162">[ivy:retrieve]<text:s/><text:tab/>found xml-apis#xml-apis;1.3.02 in public</text:p>
      <text:p text:style-name="P163">[ivy:retrieve]<text:s/><text:tab/>found xerces#xercesImpl;2.6.2 in public</text:p>
      <text:p text:style-name="P164">[ivy:retrieve]<text:s/><text:tab/>found xom#xom;1.0 in public</text:p>
      <text:p text:style-name="P165">[ivy:retrieve]<text:s/><text:tab/>found xerces#xmlParserAPIs;2.6.2 in public</text:p>
      <text:p text:style-name="P166">[ivy:retrieve]<text:s/><text:tab/>found xalan#xalan;2.6.0 in public</text:p>
      <text:p text:style-name="P167">[ivy:retrieve]<text:s/><text:tab/>found com.ibm.icu#icu4j;2.6.1 in public</text:p>
      <text:p text:style-name="P168">[ivy:retrieve]<text:s/><text:tab/>found asm#asm;3.2 in public</text:p>
      <text:p text:style-name="P169">[ivy:retrieve]<text:s/><text:tab/>found junit#junit;4.4 in public</text:p>
      <text:p text:style-name="P170">[ivy:retrieve]<text:s/><text:tab/>found com.googlecode.json-simple#json-simple;1.1.1 in public</text:p>
      <text:p text:style-name="P171">[ivy:retrieve]<text:s/><text:tab/>found junit#junit;4.10 in public</text:p>
      <text:p text:style-name="P172">[ivy:retrieve]<text:s/><text:tab/>found org.hamcrest#hamcrest-core;1.1 in public</text:p>
      <text:p text:style-name="P173">[ivy:retrieve] :: resolution report :: resolve 458ms :: artifacts dl 11ms</text:p>
      <text:p text:style-name="P174">[ivy:retrieve]<text:s/><text:tab/>:: evicted modules:</text:p>
      <text:p text:style-name="P175">[ivy:retrieve]<text:s/><text:tab/>xml-apis#xml-apis;1.0.b2 by [xml-apis#xml-apis;1.3.02] in [analysis]</text:p>
      <text:p text:style-name="P176">[ivy:retrieve]<text:s/><text:tab/>xml-apis#xml-apis;2.0.2 by [xml-apis#xml-apis;1.3.02] in [analysis]</text:p>
      <text:p text:style-name="P177">[ivy:retrieve]<text:s/><text:tab/>junit#junit;4.4 by [junit#junit;4.10] in [analysis]</text:p>
      <text:p text:style-name="P178"><text:tab/>---------------------------------------------------------------------</text:p>
      <text:p text:style-name="P179"><text:tab/>| <text:s text:c="17"/>| <text:s text:c="11"/>modules <text:s text:c="11"/>|| <text:s text:c="2"/>artifacts <text:s text:c="2"/>|</text:p>
      <text:p text:style-name="P180"><text:tab/>| <text:s text:c="6"/>conf <text:s text:c="6"/>| number| search|dwnlded|evicted|| number|dwnlded|</text:p>
      <text:p text:style-name="P181"><text:tab/>---------------------------------------------------------------------</text:p>
      <text:p text:style-name="P182"><text:tab/>| <text:s text:c="4"/>analysis <text:s text:c="4"/>| <text:s text:c="2"/>18 <text:s/>| <text:s text:c="2"/>0 <text:s text:c="2"/>| <text:s text:c="2"/>0 <text:s text:c="2"/>| <text:s text:c="2"/>3 <text:s text:c="2"/>|| <text:s text:c="2"/>17 <text:s/>| <text:s text:c="2"/>0 <text:s text:c="2"/>|</text:p>
      <text:p text:style-name="P183"><text:tab/>---------------------------------------------------------------------</text:p>
      <text:p text:style-name="P184">[ivy:retrieve] :: retrieving :: org.apache#tp-final-algo3</text:p>
      <text:p text:style-name="P185">[ivy:retrieve]<text:s/><text:tab/>confs: [analysis]</text:p>
      <text:p text:style-name="P186">[ivy:retrieve]<text:s/><text:tab/>0 artifacts copied, 17 already retrieved (0kB/6ms)</text:p>
      <text:p text:style-name="P187"/>
      <text:soft-page-break/>
      <text:p text:style-name="P188">compilar.aplicacion:</text:p>
      <text:p text:style-name="P189"><text:s text:c="4"/>[javac] Compiling 46 source files to /home/nachox/workspace/Algoformers/build</text:p>
      <text:p text:style-name="P190"/>
      <text:p text:style-name="P191">compilar.tests.sin.instrumentar:</text:p>
      <text:p text:style-name="P192"><text:s text:c="4"/>[javac] Compiling<text:s/>8 source files to /home/nachox/workspace/Algoformers/build/tests</text:p>
      <text:p text:style-name="P193"><text:s text:c="4"/>[javac] Note: /home/nachox/workspace/Algoformers/test/fiuba/algo3/tests/unitarios/AlgoformerTests.java uses or overrides a deprecated API.</text:p>
      <text:p text:style-name="P194"><text:s text:c="4"/>[javac] Note: Recompile with<text:s/>-Xlint:deprecation for details.</text:p>
      <text:p text:style-name="P195"><text:s text:c="4"/>[javac] Note: /home/nachox/workspace/Algoformers/test/fiuba/algo3/tests/unitarios/CasilleroTest.java uses unchecked or unsafe operations.</text:p>
      <text:p text:style-name="P196"><text:s text:c="4"/>[javac] Note: Recompile with -Xlint:unchecked for details.</text:p>
      <text:p text:style-name="P197"/>
      <text:p text:style-name="P198">test:</text:p>
      <text:p text:style-name="P199"><text:s text:c="4"/>[junit]<text:s/>Testsuite: fiuba.algo3.tests.entregas.e0606Test</text:p>
      <text:p text:style-name="P200"><text:s text:c="4"/>[junit] Tests run: 7, Failures: 0, Errors: 0, Skipped: 0, Time elapsed: 0,075 sec</text:p>
      <text:p text:style-name="P201"><text:s text:c="4"/>[junit]</text:p>
      <text:p text:style-name="P202"><text:s text:c="4"/>[junit] Testcase: testCrearAlgoformerHumanoideYCambiarAlMismoModo took 0,041 sec</text:p>
      <text:p text:style-name="P203"><text:s text:c="4"/>[junit] Testcase: testAutobotAtacaDecepticonConDanosFueraDeRango took 0,003 sec</text:p>
      <text:p text:style-name="P204"><text:s text:c="4"/>[junit] Testcase: testAgregarAlgoformerHumanoideMoverYVerificarPosicion took 0,001 sec</text:p>
      <text:p text:style-name="P205"><text:s text:c="4"/>[junit] Testcase: testAutobotAtacaDecepticonConDanos took 0,004 sec</text:p>
      <text:p text:style-name="P206"><text:s text:c="4"/>[junit] Testcase: testAgregarAlgoformerYCambiarDeModoEnAmbasDirecciones took 0,004 sec</text:p>
      <text:p text:style-name="P207"><text:s text:c="4"/>[junit] Testcase: testCrearAlgoformerTransformarAAlternoYCambiarAlMismoModo took 0,002 sec</text:p>
      <text:p text:style-name="P208"><text:s text:c="4"/>[junit] Testcase: testAgregarAlgoformerAlternoMoverYVerificarPosicion took 0,001 sec</text:p>
      <text:p text:style-name="P209"><text:s text:c="4"/>[junit] Testsuite: fiuba.algo3.tests.entregas.e0613Test</text:p>
      <text:p text:style-name="P210"><text:s text:c="4"/>[junit] Tests run: 26, Failures: 0, Errors: 0, Skipped: 0, Time elapsed: 0,031 sec</text:p>
      <text:p text:style-name="P211"><text:s text:c="4"/>[junit]</text:p>
      <text:p text:style-name="P212"><text:s text:c="4"/>[junit] Testcase: testLlenarZonaRocasYHacerPasarAMegatronHumanoidePorElla took 0,002 sec</text:p>
      <text:p text:style-name="P213"><text:s text:c="4"/>[junit] Testcase: testLlenarZonaRocasYHacerPasarABonecrusherHumanoidePorElla took 0 sec</text:p>
      <text:p text:style-name="P214"><text:s text:c="4"/>[junit] Testcase: testLlenarZonaTormentaPsionicaYVerificarQueUnidadesAereasDismunyenCapacidadDeAtaque took 0,001 sec</text:p>
      <text:p text:style-name="P215"><text:s text:c="4"/>[junit] Testcase: testLlenarZonaPantanoYVerificarEnModoHumanoideNoPasaYVolverACondicionesIniciales took 0,001 sec</text:p>
      <text:p text:style-name="P216"><text:s text:c="4"/>[junit] Testcase: testLlenarZonaRocasYHacerPasarABumbleBeeHumanoidePorElla took 0,001 sec</text:p>
      <text:p text:style-name="P217"><text:s text:c="4"/>[junit] Testcase: testLlenarZonaRocasYHacerPasarAOptimusAlternoPorElla took 0 sec</text:p>
      <text:soft-page-break/>
      <text:p text:style-name="P218"><text:s text:c="4"/>[junit] Testcase: testLlenarZonaEspinasYVerificarQueLaVidaDeUnidadesTerrestresDiminuyeAlPasarMasDeUnCasillero took 0,001 sec</text:p>
      <text:p text:style-name="P219"><text:s text:c="4"/>[junit] Testcase: testLlenarZonaRocasYHacerPasarARatchetHumanoidePorElla took 0,001 sec</text:p>
      <text:p text:style-name="P220"><text:s text:c="4"/>[junit] Testcase: testLlenarZonaPantanoYVerificarEnModoAlternoAereoSeAtraviesaSinProblemas took 0,001 sec</text:p>
      <text:p text:style-name="P221"><text:s text:c="4"/>[junit] Testcase: testLlenarZonaRocasYHacerPasarAFrenzyAlternoPorElla took 0,001 sec</text:p>
      <text:p text:style-name="P222"><text:s text:c="4"/>[junit] Testcase: testLlenarZonaEspinasYVerificarQueLaVidaDeUnidadesTerrestresDiminuyeAlPasarUnCasillero took 0 sec</text:p>
      <text:p text:style-name="P223"><text:s text:c="4"/>[junit] Testcase: testLlenarZonaRocasYHacerPasarAMenasorAlternoPorElla took 0,001 sec</text:p>
      <text:p text:style-name="P224"><text:s text:c="4"/>[junit] Testcase: testLlenarZonaRocasYHacerPasarASuperionPorElla took 0 sec</text:p>
      <text:p text:style-name="P225"><text:s text:c="4"/>[junit] Testcase: testLlenarZonaPantanoYVerificarEnModoHumanoideNoSePuedeAtravasar took 0 sec</text:p>
      <text:p text:style-name="P226"><text:s text:c="4"/>[junit] Testcase: testLlenarZonaRocasYHacerPasarABumbleBeeAlternoPorElla took 0,001 sec</text:p>
      <text:p text:style-name="P227"><text:s text:c="4"/>[junit] Testcase: testLlenarZonaPantanoYVerificarEnModoAlternoSeTardaElDobleQueEnElRocosoSeRealizaDosMovimientos took 0 sec</text:p>
      <text:p text:style-name="P228"><text:s text:c="4"/>[junit]<text:s/>Testcase: testLlenarZonaNebulosaDeAndromedaYVerificarEnModoAlternoAereoUnaUnidadSeQuedaAtrapadaPorTresTurnosSinMoverse took 0,001 sec</text:p>
      <text:p text:style-name="P229"><text:s text:c="4"/>[junit] Testcase: testLlenarZonaPantanoYVerificarEnModoAlternoSeTardaElDobleQueEnElRocosoSeRealizaUnMovimiento took 0<text:s/>sec</text:p>
      <text:p text:style-name="P230"><text:s text:c="4"/>[junit] Testcase: testLlenarZonaTormentaPsionicaYVerificarQueUnidadesAereasYPasarDosVecesYVerQueNoDismunyenMasSuCapacidadDeAtaque took 0,001 sec</text:p>
      <text:p text:style-name="P231"><text:s text:c="4"/>[junit] Testcase: testLlenarZonaNubesYVerificarEnModoAlternoAereoSeAtraviesaSinProblemas took 0 sec</text:p>
      <text:p text:style-name="P232"><text:s text:c="4"/>[junit] Testcase: testLlenarZonaRocasYHacerPasarAOptimusHumanoidePorElla took 0,001 sec</text:p>
      <text:p text:style-name="P233"><text:s text:c="4"/>[junit] Testcase: testLlenarZonaRocasYHacerPasarAMegatronAlternoPorElla took 0 sec</text:p>
      <text:p text:style-name="P234"><text:s text:c="4"/>[junit] Testcase: testLlenarZonaRocasYHacerPasarARatchetAlternoPorElla took 0 sec</text:p>
      <text:p text:style-name="P235"><text:s text:c="4"/>[junit] Testcase: testLlenarZonaRocasYHacerPasarABonecrusherAlternoPorElla took 0 sec</text:p>
      <text:p text:style-name="P236"><text:s text:c="4"/>[junit] Testcase: testLlenarZonaEspinasYVerificarQueUnidadesAereasNoSonAfectadas took 0 sec</text:p>
      <text:p text:style-name="P237"><text:s text:c="4"/>[junit] Testcase: testLlenarZonaRocasYHacerPasarAFrenzyHumanoidePorElla took 0 sec</text:p>
      <text:p text:style-name="P238"><text:s text:c="4"/>[junit] Testsuite: fiuba.algo3.tests.integracion.IntegracionTest</text:p>
      <text:p text:style-name="P239"><text:s text:c="4"/>[junit] Tests run: 1, Failures: 0, Errors: 1, Skipped: 0, Time elapsed: 0,003 sec</text:p>
      <text:p text:style-name="P240"><text:s text:c="4"/>[junit]</text:p>
      <text:p text:style-name="P241"><text:s text:c="4"/>[junit] Testcase: initializationError took 0,002 sec</text:p>
      <text:p text:style-name="P242"><text:s text:c="4"/>[junit]<text:s/><text:tab/>Caused an ERROR</text:p>
      <text:p text:style-name="P243"><text:s text:c="4"/>[junit] No runnable methods</text:p>
      <text:soft-page-break/>
      <text:p text:style-name="P244"><text:s text:c="4"/>[junit] java.lang.Exception: No runnable methods</text:p>
      <text:p text:style-name="P245"><text:s text:c="4"/>[junit]<text:s/><text:tab/>at java.lang.reflect.Constructor.newInstance(Constructor.java:423)</text:p>
      <text:p text:style-name="P246"><text:s text:c="4"/>[junit]</text:p>
      <text:p text:style-name="P247"><text:s text:c="4"/>[junit] Test<text:s/>fiuba.algo3.tests.integracion.IntegracionTest FAILED</text:p>
      <text:p text:style-name="P248"><text:s text:c="4"/>[junit] Testsuite: fiuba.algo3.tests.unitarios.CasilleroTest</text:p>
      <text:p text:style-name="P249"><text:s text:c="4"/>[junit] Tests run: 5, Failures: 0, Errors: 0, Skipped: 0, Time elapsed: 0,009 sec</text:p>
      <text:p text:style-name="P250"><text:s text:c="4"/>[junit]</text:p>
      <text:p text:style-name="P251"><text:s text:c="4"/>[junit] Testcase: testCrearCasilleroVerificarSuperficiesPantanoYNebulosaDeAndromeda took 0 sec</text:p>
      <text:p text:style-name="P252"><text:s text:c="4"/>[junit] Testcase: testCrearCasilleroVerificarQueElContenidoEsVacio took 0 sec</text:p>
      <text:p text:style-name="P253"><text:s text:c="4"/>[junit] Testcase: testCrearCasilleroVerificarSuperficiesEspinasYTormentaPsionica took 0 sec</text:p>
      <text:p text:style-name="P254"><text:s text:c="4"/>[junit]<text:s/>Testcase: testCrearCasilleroPonerAlgoformer took 0,002 sec</text:p>
      <text:p text:style-name="P255"><text:s text:c="4"/>[junit] Testcase: testCrearCasilleroVerificarSuperficiesRocasYNube took 0 sec</text:p>
      <text:p text:style-name="P256"><text:s text:c="4"/>[junit] Testsuite: fiuba.algo3.tests.unitarios.JuegoTest</text:p>
      <text:p text:style-name="P257"><text:s text:c="4"/>[junit] Tests run: 1, Failures: 0, Errors: 0, Skipped: 0, Time elapsed: 0,003 sec</text:p>
      <text:p text:style-name="P258"><text:s text:c="4"/>[junit]</text:p>
      <text:p text:style-name="P259"><text:s text:c="4"/>[junit] Testcase: testJugar took 0,002 sec</text:p>
      <text:p text:style-name="P260"><text:s text:c="4"/>[junit] Testsuite: fiuba.algo3.tests.unitarios.TableroTest</text:p>
      <text:p text:style-name="P261"><text:s text:c="4"/>[junit] Tests run: 1, Failures: 0, Errors: 0, Skipped: 0, Time elapsed: 0,001 sec</text:p>
      <text:p text:style-name="P262"><text:s text:c="4"/>[junit]</text:p>
      <text:p text:style-name="P263"><text:s text:c="4"/>[junit] Testcase: testAgregarAlgoformerHumanoideSinEfectoDeSuperficie took 0,001 sec</text:p>
      <text:p text:style-name="P264"/>
      <text:p text:style-name="P265">BUILD SUCCESSFUL</text:p>
      <text:p text:style-name="P266">Total time: 4 seconds</text:p>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StarSymbol" style:font-charset="x-symbol" svg:font-family="StarSymbol" style:font-family-generic="system"/>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ítulo" style:display-name="Subtítulo"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TableContents" style:display-name="Table Contents"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9" style:display-name="WWNum9">
      <text:list-level-style-number text:level="1" text:style-name="WW_CharLFO1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1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1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1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1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1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1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1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3" style:display-name="WWNum3">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2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2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Yo</dc:creator>
    <meta:creation-date>2016-06-05T17:22:00Z</meta:creation-date>
    <dc:date>2016-06-13T03:01:00Z</dc:date>
    <meta:template xlink:href="Normal.dotm" xlink:type="simple"/>
    <meta:editing-cycles>21</meta:editing-cycles>
    <meta:editing-duration>PT15480S</meta:editing-duration>
    <meta:document-statistic meta:page-count="8" meta:paragraph-count="30" meta:word-count="2386" meta:character-count="15481" meta:row-count="109" meta:non-whitespace-character-count="13125"/>
  </office:meta>
</office:document-meta>
</file>